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 style:font-size-asian="10.5pt"/>
    </style:style>
    <style:style style:name="P3" style:family="paragraph" style:parent-style-name="Standard" style:list-style-name="L1"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 backend Python wanted.</text:p>
      <text:p text:style-name="P2"/>
      <text:p text:style-name="P2">My team of three developers need a python-man for working in our crawler of pages. The mission will be in the first time to add new information sources to parse. This included a large number of tests and documentation. Other tasks such as fixing bugs from our old system of refactorization of precedent crawlers are expected. </text:p>
      <text:p text:style-name="P2"/>
      <text:p text:style-name="P1">Us : Romanu specializes in selling Romanicus products, our goal is customer satisfaction with the ease of use.</text:p>
      <text:p text:style-name="P1">You : we don't care about you , provided that you supply the projects on time and a good sense of humor</text:p>
      <text:p text:style-name="P1"/>
      <text:p text:style-name="P1">Technical profile : </text:p>
      <text:p text:style-name="P1"/>
      <text:p text:style-name="P1">- Capable of writing in Python : code downloading online resources with error handling , a command line interface with argparse.</text:p>
      <text:p text:style-name="P1">- Create and develop a deamon on Linux Fedora in prod via supervisor.</text:p>
      <text:p text:style-name="P1">- Make a branch and a git merge.</text:p>
      <text:p text:style-name="P1"/>
      <text:p text:style-name="P1"/>
      <text:p text:style-name="P1">You will be test with a job interview.</text:p>
      <text:p text:style-name="P1"/>
      <text:p text:style-name="P1">In our company, you will work with :</text:p>
      <text:list xml:id="list280590439" text:style-name="L1">
        <text:list-item>
          <text:p text:style-name="P3">asynchrone programmation</text:p>
        </text:list-item>
        <text:list-item>
          <text:p text:style-name="P3">PosGres</text:p>
        </text:list-item>
        <text:list-item>
          <text:p text:style-name="P3">Scrapy framework</text:p>
        </text:list-item>
      </text:list>
      <text:p text:style-name="P1">These notions will not be tested, you can learn that on the job.</text:p>
      <text:p text:style-name="P1"/>
      <text:p text:style-name="P1">________________________________________________________________________________</text:p>
      <text:p text:style-name="P1">CONTRACT</text:p>
      <text:p text:style-name="P1"/>
      <text:p text:style-name="P1">CDS at first, possible recruitment in CDI</text:p>
      <text:p text:style-name="P1">Remuneration : 30-40k</text:p>
      <text:p text:style-name="P1">contact : <text:a xlink:type="simple" xlink:href="mailto:Johnlaught@romanicu.com">Johnlaught@romanu.com</text:a> - +33 6 98 78 55 69 (John Laught HR)</text:p>
      <text:p text:style-name="Standard"><text:span text:style-name="T1">address : 56th street of rage, </text:span>SW1A 2HQ<text:span text:style-name="T1"> London</text:span></text:p>
      <text:p text:style-name="Standard"><text:span text:style-name="T1"><text:s/>Web site : </text:span>http://romanu.com/hello/youand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in Emmanuel</meta:initial-creator>
    <meta:creation-date>2014-11-27T15:13:03</meta:creation-date>
    <dc:date>2014-11-27T15:57:55</dc:date>
    <dc:creator>Allain Emmanuel</dc:creator>
    <meta:editing-duration>PT13M52S</meta:editing-duration>
    <meta:editing-cycles>1</meta:editing-cycles>
    <meta:document-statistic meta:table-count="0" meta:image-count="0" meta:object-count="0" meta:page-count="1" meta:paragraph-count="21" meta:word-count="220" meta:character-count="1310" meta:non-whitespace-character-count="1111"/>
    <meta:generator>LibreOffice/3.5$Linux_X86_64 LibreOffice_project/350m1$Build-2</meta:generator>
  </office:meta>
</office:document-meta>
</file>